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ary.reconstructPacket( Packet packet , byte [ ] [ ] buff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nary._deconstructPacket( Object data , List &lt; byte [ ] &gt; buffer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Binary.deconstructPacket( Packet pa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inary._reconstructPacket( Object data , byte [ ] [ ] buffer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